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5.3854in"/>
    </style:style>
    <style:style style:name="co9" style:family="table-column">
      <style:table-column-properties fo:break-before="auto" style:column-width="4.0965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office:value-type="string">
            <text:p>Map Name</text:p>
          </table:table-cell>
          <table:table-cell office:value-type="string">
            <text:p>Location Description</text:p>
          </table:table-cell>
          <table:table-cell office:value-type="string">
            <text:p>Coordinates</text:p>
          </table:table-cell>
          <table:table-cell office:value-type="string">
            <text:p>Original ID</text:p>
          </table:table-cell>
          <table:table-cell office:value-type="string">
            <text:p>Original Item</text:p>
          </table:table-cell>
          <table:table-cell office:value-type="string">
            <text:p>Access req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d Path</text:p>
          </table:table-cell>
          <table:table-cell office:value-type="string">
            <text:p>194, 5</text:p>
          </table:table-cell>
          <table:table-cell office:value-type="float" office:value="0">
            <text:p>0</text:p>
          </table:table-cell>
          <table:table-cell office:value-type="string">
            <text:p>Heart</text:p>
          </table:table-cell>
          <table:table-cell table:number-columns-repeated="2" office:value-type="string">
            <text:p>Boots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Bog Beast Home</text:p>
          </table:table-cell>
          <table:table-cell office:value-type="string">
            <text:p>187, 112</text:p>
          </table:table-cell>
          <table:table-cell office:value-type="float" office:value="1">
            <text:p>1</text:p>
          </table:table-cell>
          <table:table-cell office:value-type="string">
            <text:p>Heart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below Upper Caverns</text:p>
          </table:table-cell>
          <table:table-cell office:value-type="string">
            <text:p>2, 46</text:p>
          </table:table-cell>
          <table:table-cell office:value-type="float" office:value="10">
            <text:p>10</text:p>
          </table:table-cell>
          <table:table-cell office:value-type="string">
            <text:p>Heart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Sapling Shrine</text:p>
          </table:table-cell>
          <table:table-cell office:value-type="string">
            <text:p>131, 26</text:p>
          </table:table-cell>
          <table:table-cell office:value-type="float" office:value="20">
            <text:p>20</text:p>
          </table:table-cell>
          <table:table-cell office:value-type="string">
            <text:p>Lightning</text:p>
          </table:table-cell>
          <table:table-cell office:value-type="string">
            <text:p>Boot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error Glade</text:p>
          </table:table-cell>
          <table:table-cell office:value-type="string">
            <text:p>83, 145</text:p>
          </table:table-cell>
          <table:table-cell office:value-type="float" office:value="22">
            <text:p>22</text:p>
          </table:table-cell>
          <table:table-cell office:value-type="string">
            <text:p>Lightning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Vine</text:p>
          </table:table-cell>
          <table:table-cell office:value-type="string">
            <text:p>1, 73</text:p>
          </table:table-cell>
          <table:table-cell office:value-type="float" office:value="24">
            <text:p>24</text:p>
          </table:table-cell>
          <table:table-cell office:value-type="string">
            <text:p>Lightning</text:p>
          </table:table-cell>
          <table:table-cell table:number-columns-repeated="2" office:value-type="string">
            <text:p>Fertilizer</text:p>
          </table:table-cell>
        </table:table-row>
        <table:table-row table:style-name="ro1">
          <table:table-cell office:value-type="string">
            <text:p>00: Halloween Hill</text:p>
          </table:table-cell>
          <table:table-cell office:value-type="string">
            <text:p>Rocky Cliffs Grand Pharoh</text:p>
          </table:table-cell>
          <table:table-cell office:value-type="string">
            <text:p>30, 39</text:p>
          </table:table-cell>
          <table:table-cell office:value-type="float" office:value="25">
            <text:p>25</text:p>
          </table:table-cell>
          <table:table-cell office:value-type="string">
            <text:p>Lightning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Rock Corner</text:p>
          </table:table-cell>
          <table:table-cell office:value-type="string">
            <text:p>69, 59</text:p>
          </table:table-cell>
          <table:table-cell office:value-type="float" office:value="44">
            <text:p>44</text:p>
          </table:table-cell>
          <table:table-cell office:value-type="string">
            <text:p>Pants</text:p>
          </table:table-cell>
          <table:table-cell office:value-type="string">
            <text:p>Big Gem + Bombs</text:p>
          </table:table-cell>
          <table:table-cell office:value-type="string">
            <text:p>(Light source || Big Gem) + Bombs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outside town</text:p>
          </table:table-cell>
          <table:table-cell office:value-type="string">
            <text:p>115, 70</text:p>
          </table:table-cell>
          <table:table-cell office:value-type="float" office:value="90">
            <text:p>90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east</text:p>
          </table:table-cell>
          <table:table-cell office:value-type="string">
            <text:p>159, 85</text:p>
          </table:table-cell>
          <table:table-cell office:value-type="float" office:value="91">
            <text:p>91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op left mushroom spot</text:p>
          </table:table-cell>
          <table:table-cell office:value-type="string">
            <text:p>117, 33</text:p>
          </table:table-cell>
          <table:table-cell office:value-type="float" office:value="92">
            <text:p>92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south east</text:p>
          </table:table-cell>
          <table:table-cell office:value-type="string">
            <text:p>168, 98</text:p>
          </table:table-cell>
          <table:table-cell office:value-type="float" office:value="94">
            <text:p>94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East Woods</text:p>
          </table:table-cell>
          <table:table-cell office:value-type="string">
            <text:p>197, 161</text:p>
          </table:table-cell>
          <table:table-cell office:value-type="float" office:value="101">
            <text:p>101</text:p>
          </table:table-cell>
          <table:table-cell office:value-type="string">
            <text:p>Orb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Ledge</text:p>
          </table:table-cell>
          <table:table-cell office:value-type="string">
            <text:p>16, 61</text:p>
          </table:table-cell>
          <table:table-cell office:value-type="float" office:value="103">
            <text:p>103</text:p>
          </table:table-cell>
          <table:table-cell office:value-type="string">
            <text:p>Orb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Peak</text:p>
          </table:table-cell>
          <table:table-cell office:value-type="string">
            <text:p>28, 10</text:p>
          </table:table-cell>
          <table:table-cell office:value-type="float" office:value="119">
            <text:p>119</text:p>
          </table:table-cell>
          <table:table-cell office:value-type="string">
            <text:p>Doom Daisy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Cat Tree</text:p>
          </table:table-cell>
          <table:table-cell office:value-type="string">
            <text:p>134, 182</text:p>
          </table:table-cell>
          <table:table-cell office:value-type="float" office:value="129">
            <text:p>129</text:p>
          </table:table-cell>
          <table:table-cell office:value-type="string">
            <text:p>Cat</text:p>
          </table:table-cell>
          <table:table-cell table:number-columns-repeated="2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ackroom</text:p>
          </table:table-cell>
          <table:table-cell office:value-type="string">
            <text:p>27, 16</text:p>
          </table:table-cell>
          <table:table-cell office:value-type="float" office:value="5">
            <text:p>5</text:p>
          </table:table-cell>
          <table:table-cell office:value-type="string">
            <text:p>Heart</text:p>
          </table:table-cell>
          <table:table-cell table:number-columns-repeated="2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edroom</text:p>
          </table:table-cell>
          <table:table-cell office:value-type="string">
            <text:p>22, 7</text:p>
          </table:table-cell>
          <table:table-cell office:value-type="float" office:value="31">
            <text:p>31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2">
          <table:table-cell office:value-type="string">
            <text:p>03: Bonita's Cabin</text:p>
          </table:table-cell>
          <table:table-cell office:value-type="string">
            <text:p>Barrel Maze</text:p>
          </table:table-cell>
          <table:table-cell office:value-type="string">
            <text:p>10, 8</text:p>
          </table:table-cell>
          <table:table-cell office:value-type="float" office:value="107">
            <text:p>107</text:p>
          </table:table-cell>
          <table:table-cell office:value-type="string">
            <text:p>Cactus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Top Door</text:p>
          </table:table-cell>
          <table:table-cell office:value-type="string">
            <text:p>19, 5</text:p>
          </table:table-cell>
          <table:table-cell office:value-type="float" office:value="2">
            <text:p>2</text:p>
          </table:table-cell>
          <table:table-cell office:value-type="string">
            <text:p>Heart</text:p>
          </table:table-cell>
          <table:table-cell table:number-columns-repeated="2" office:value-type="string">
            <text:p>Skull Key</text:p>
          </table:table-cell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ost Room</text:p>
          </table:table-cell>
          <table:table-cell office:value-type="string">
            <text:p>39, 38</text:p>
          </table:table-cell>
          <table:table-cell office:value-type="float" office:value="30">
            <text:p>30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Window Drip</text:p>
          </table:table-cell>
          <table:table-cell office:value-type="string">
            <text:p>33, 06</text:p>
          </table:table-cell>
          <table:table-cell office:value-type="float" office:value="95">
            <text:p>95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Green room</text:p>
          </table:table-cell>
          <table:table-cell office:value-type="string">
            <text:p>3, 33</text:p>
          </table:table-cell>
          <table:table-cell office:value-type="float" office:value="96">
            <text:p>96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Arena</text:p>
          </table:table-cell>
          <table:table-cell office:value-type="string">
            <text:p>25, 48</text:p>
          </table:table-cell>
          <table:table-cell office:value-type="float" office:value="109">
            <text:p>109</text:p>
          </table:table-cell>
          <table:table-cell office:value-type="string">
            <text:p>Whoopee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Kill Wall</text:p>
          </table:table-cell>
          <table:table-cell office:value-type="string">
            <text:p>2, 58</text:p>
          </table:table-cell>
          <table:table-cell office:value-type="float" office:value="130">
            <text:p>130</text:p>
          </table:table-cell>
          <table:table-cell office:value-type="string">
            <text:p>Big Gem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05: Underground Tunnel</text:p>
          </table:table-cell>
          <table:table-cell office:value-type="string">
            <text:p>Swampdog Door</text:p>
          </table:table-cell>
          <table:table-cell office:value-type="string">
            <text:p>53, 41</text:p>
          </table:table-cell>
          <table:table-cell office:value-type="float" office:value="4">
            <text:p>4</text:p>
          </table:table-cell>
          <table:table-cell office:value-type="string">
            <text:p>Heart</text:p>
          </table:table-cell>
          <table:table-cell table:number-columns-repeated="2" office:value-type="string">
            <text:p>Pumpkin Key</text:p>
          </table:table-cell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cribble Wall</text:p>
          </table:table-cell>
          <table:table-cell office:value-type="string">
            <text:p>57, 37</text:p>
          </table:table-cell>
          <table:table-cell office:value-type="float" office:value="21">
            <text:p>21</text:p>
          </table:table-cell>
          <table:table-cell office:value-type="string">
            <text:p>Lightning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iny Passage</text:p>
          </table:table-cell>
          <table:table-cell office:value-type="string">
            <text:p>26, 25</text:p>
          </table:table-cell>
          <table:table-cell office:value-type="float" office:value="41">
            <text:p>41</text:p>
          </table:table-cell>
          <table:table-cell office:value-type="string">
            <text:p>Pants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traight South</text:p>
          </table:table-cell>
          <table:table-cell office:value-type="string">
            <text:p>50, 26</text:p>
          </table:table-cell>
          <table:table-cell office:value-type="float" office:value="97">
            <text:p>97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orch Island</text:p>
          </table:table-cell>
          <table:table-cell office:value-type="string">
            <text:p>17, 64</text:p>
          </table:table-cell>
          <table:table-cell office:value-type="float" office:value="98">
            <text:p>98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mall Room</text:p>
          </table:table-cell>
          <table:table-cell office:value-type="string">
            <text:p>44, 49</text:p>
          </table:table-cell>
          <table:table-cell office:value-type="float" office:value="99">
            <text:p>99</text:p>
          </table:table-cell>
          <table:table-cell office:value-type="string">
            <text:p>Mushroom</text:p>
          </table:table-cell>
          <table:table-cell table:number-columns-repeated="2"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cratch Wall</text:p>
          </table:table-cell>
          <table:table-cell office:value-type="string">
            <text:p>32, 45</text:p>
          </table:table-cell>
          <table:table-cell office:value-type="float" office:value="3">
            <text:p>3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Boots</text:p>
          </table:table-cell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Bat Mound</text:p>
          </table:table-cell>
          <table:table-cell office:value-type="string">
            <text:p>44, 37</text:p>
          </table:table-cell>
          <table:table-cell office:value-type="float" office:value="40">
            <text:p>40</text:p>
          </table:table-cell>
          <table:table-cell office:value-type="string">
            <text:p>Pants</text:p>
          </table:table-cell>
          <table:table-cell office:value-type="string">
            <text:p>Light source + Boots + Bat Key</text:p>
          </table:table-cell>
          <table:table-cell office:value-type="string">
            <text:p>Boots + Bat Key</text:p>
          </table:table-cell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tair room</text:p>
          </table:table-cell>
          <table:table-cell office:value-type="string">
            <text:p>3, 7</text:p>
          </table:table-cell>
          <table:table-cell office:value-type="float" office:value="100">
            <text:p>100</text:p>
          </table:table-cell>
          <table:table-cell office:value-type="string">
            <text:p>Orb</text:p>
          </table:table-cell>
          <table:table-cell office:value-type="string">
            <text:p>Light source + Boots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Rock Prison</text:p>
          </table:table-cell>
          <table:table-cell office:value-type="string">
            <text:p>43, 58</text:p>
          </table:table-cell>
          <table:table-cell office:value-type="float" office:value="131">
            <text:p>131</text:p>
          </table:table-cell>
          <table:table-cell office:value-type="string">
            <text:p>Big Gem</text:p>
          </table:table-cell>
          <table:table-cell office:value-type="string">
            <text:p>Light source + Boots + Bombs</text:p>
          </table:table-cell>
          <table:table-cell office:value-type="string">
            <text:p>Boots + Bombs</text:p>
          </table:table-cell>
        </table:table-row>
        <table:table-row table:style-name="ro2">
          <table:table-cell office:value-type="string">
            <text:p>07: A Tiny Cabin</text:p>
          </table:table-cell>
          <table:table-cell office:value-type="string">
            <text:p>Tiny Cabin</text:p>
          </table:table-cell>
          <table:table-cell office:value-type="string">
            <text:p>11, 16</text:p>
          </table:table-cell>
          <table:table-cell office:value-type="float" office:value="132">
            <text:p>132</text:p>
          </table:table-cell>
          <table:table-cell office:value-type="string">
            <text:p>Big Gem</text:p>
          </table:table-cell>
          <table:table-cell table:number-columns-repeated="2" office:value-type="string">
            <text:p>Skull Key</text:p>
          </table:table-cell>
        </table:table-row>
        <table:table-row table:style-name="ro2">
          <table:table-cell office:value-type="string">
            <text:p>08: A Cabin</text:p>
          </table:table-cell>
          <table:table-cell office:value-type="string">
            <text:p>Bedside </text:p>
          </table:table-cell>
          <table:table-cell office:value-type="string">
            <text:p>19, 15</text:p>
          </table:table-cell>
          <table:table-cell office:value-type="float" office:value="102">
            <text:p>102</text:p>
          </table:table-cell>
          <table:table-cell office:value-type="string">
            <text:p>Orb</text:p>
          </table:table-cell>
          <table:table-cell table:number-columns-repeated="2"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Pumpkin Door</text:p>
          </table:table-cell>
          <table:table-cell office:value-type="string">
            <text:p>2, 44</text:p>
          </table:table-cell>
          <table:table-cell office:value-type="float" office:value="12">
            <text:p>12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Pumpkin Key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Maze</text:p>
          </table:table-cell>
          <table:table-cell office:value-type="string">
            <text:p>5, 36</text:p>
          </table:table-cell>
          <table:table-cell office:value-type="float" office:value="46">
            <text:p>46</text:p>
          </table:table-cell>
          <table:table-cell office:value-type="string">
            <text:p>Pants</text:p>
          </table:table-cell>
          <table:table-cell table:number-columns-repeated="2" office:value-type="string">
            <text:p>Light source</text:p>
          </table:table-cell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ig Closed Room</text:p>
          </table:table-cell>
          <table:table-cell office:value-type="string">
            <text:p>51, 82</text:p>
          </table:table-cell>
          <table:table-cell office:value-type="float" office:value="27">
            <text:p>27</text:p>
          </table:table-cell>
          <table:table-cell office:value-type="string">
            <text:p>Lightning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Spike Vine</text:p>
          </table:table-cell>
          <table:table-cell office:value-type="string">
            <text:p>49, 73</text:p>
          </table:table-cell>
          <table:table-cell office:value-type="float" office:value="6">
            <text:p>6</text:p>
          </table:table-cell>
          <table:table-cell office:value-type="string">
            <text:p>Heart</text:p>
          </table:table-cell>
          <table:table-cell office:value-type="string">
            <text:p>Light source + Fertilizer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Boulders</text:p>
          </table:table-cell>
          <table:table-cell office:value-type="string">
            <text:p>7, 97</text:p>
          </table:table-cell>
          <table:table-cell office:value-type="float" office:value="35">
            <text:p>35</text:p>
          </table:table-cell>
          <table:table-cell office:value-type="string">
            <text:p>Arrow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3: A Messy Cabin</text:p>
          </table:table-cell>
          <table:table-cell office:value-type="string">
            <text:p>Barrel Mess</text:p>
          </table:table-cell>
          <table:table-cell office:value-type="string">
            <text:p>13, 6</text:p>
          </table:table-cell>
          <table:table-cell office:value-type="float" office:value="34">
            <text:p>34</text:p>
          </table:table-cell>
          <table:table-cell office:value-type="string">
            <text:p>Arrow</text:p>
          </table:table-cell>
          <table:table-cell table:number-columns-repeated="2"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Lightning Rod Secret</text:p>
          </table:table-cell>
          <table:table-cell office:value-type="string">
            <text:p>40, 13</text:p>
          </table:table-cell>
          <table:table-cell office:value-type="float" office:value="8">
            <text:p>8</text:p>
          </table:table-cell>
          <table:table-cell office:value-type="string">
            <text:p>Heart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Bat Door</text:p>
          </table:table-cell>
          <table:table-cell office:value-type="string">
            <text:p>73, 20</text:p>
          </table:table-cell>
          <table:table-cell office:value-type="float" office:value="23">
            <text:p>23</text:p>
          </table:table-cell>
          <table:table-cell office:value-type="string">
            <text:p>Lightning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</table:table-row>
        <table:table-row table:style-name="ro1">
          <table:table-cell office:value-type="string">
            <text:p>15: Deeper Under the Lake</text:p>
          </table:table-cell>
          <table:table-cell office:value-type="string">
            <text:p>SE corner</text:p>
          </table:table-cell>
          <table:table-cell office:value-type="string">
            <text:p>58, 77</text:p>
          </table:table-cell>
          <table:table-cell office:value-type="float" office:value="42">
            <text:p>42</text:p>
          </table:table-cell>
          <table:table-cell office:value-type="string">
            <text:p>Pants</text:p>
          </table:table-cell>
          <table:table-cell office:value-type="string">
            <text:p>Light source + 4 orbs</text:p>
          </table:table-cell>
          <table:table-cell office:value-type="string">
            <text:p>(Hotpants || Light source) + water walk</text:p>
          </table:table-cell>
        </table:table-row>
        <table:table-row table:style-name="ro1">
          <table:table-cell office:value-type="string">
            <text:p>15: Deeper Under the Lake</text:p>
          </table:table-cell>
          <table:table-cell office:value-type="string">
            <text:p>Rhombus</text:p>
          </table:table-cell>
          <table:table-cell office:value-type="string">
            <text:p>51, 71</text:p>
          </table:table-cell>
          <table:table-cell office:value-type="float" office:value="106">
            <text:p>106</text:p>
          </table:table-cell>
          <table:table-cell office:value-type="string">
            <text:p>Ice spear</text:p>
          </table:table-cell>
          <table:table-cell office:value-type="string">
            <text:p>Light source + 4 orbs</text:p>
          </table:table-cell>
          <table:table-cell office:value-type="string">
            <text:p>(Hotpants || Light source) + water walk</text:p>
          </table:table-cell>
        </table:table-row>
        <table:table-row table:style-name="ro1">
          <table:table-cell office:value-type="string">
            <text:p>16: Frankenjulie's Laboratory</text:p>
          </table:table-cell>
          <table:table-cell office:value-type="string">
            <text:p>Boss Reward</text:p>
          </table:table-cell>
          <table:table-cell office:value-type="string">
            <text:p>15, 6</text:p>
          </table:table-cell>
          <table:table-cell office:value-type="float" office:value="111">
            <text:p>111</text:p>
          </table:table-cell>
          <table:table-cell office:value-type="string">
            <text:p>Skull Key</text:p>
          </table:table-cell>
          <table:table-cell office:value-type="string">
            <text:p>Light source + 4 orbs</text:p>
          </table:table-cell>
          <table:table-cell office:value-type="string">
            <text:p>(Hotpants || Light source) + water walk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Barracks</text:p>
          </table:table-cell>
          <table:table-cell office:value-type="string">
            <text:p>59, 29</text:p>
          </table:table-cell>
          <table:table-cell office:value-type="float" office:value="105">
            <text:p>105</text:p>
          </table:table-cell>
          <table:table-cell office:value-type="string">
            <text:p>Shock Wand</text:p>
          </table:table-cell>
          <table:table-cell office:value-type="string">
            <text:p>Kill Ghosts + Bat Key</text:p>
          </table:table-cell>
          <table:table-cell office:value-type="string">
            <text:p>Bat Key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Top Left</text:p>
          </table:table-cell>
          <table:table-cell office:value-type="string">
            <text:p>8, 5</text:p>
          </table:table-cell>
          <table:table-cell office:value-type="float" office:value="47">
            <text:p>47</text:p>
          </table:table-cell>
          <table:table-cell office:value-type="string">
            <text:p>Pants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20:Haunted Tower Roof</text:p>
          </table:table-cell>
          <table:table-cell office:value-type="string">
            <text:p>Boss Reward</text:p>
          </table:table-cell>
          <table:table-cell office:value-type="string">
            <text:p>13, 37</text:p>
          </table:table-cell>
          <table:table-cell office:value-type="float" office:value="112">
            <text:p>112</text:p>
          </table:table-cell>
          <table:table-cell office:value-type="string">
            <text:p>Bat Key</text:p>
          </table:table-cell>
          <table:table-cell office:value-type="string">
            <text:p>Kill Ghosts</text:p>
          </table:table-cell>
          <table:table-cell/>
        </table:table-row>
        <table:table-row table:style-name="ro1">
          <table:table-cell office:value-type="string">
            <text:p>21: Haunted Basement</text:p>
          </table:table-cell>
          <table:table-cell office:value-type="string">
            <text:p>DoorDoorDoorDoorDoorDoor</text:p>
          </table:table-cell>
          <table:table-cell office:value-type="string">
            <text:p>20, 13</text:p>
          </table:table-cell>
          <table:table-cell office:value-type="float" office:value="162">
            <text:p>162</text:p>
          </table:table-cell>
          <table:table-cell office:value-type="string">
            <text:p>Happy Stick</text:p>
          </table:table-cell>
          <table:table-cell office:value-type="string">
            <text:p>Kill Ghosts + Light source + Bat Key + <text:s/>Skull Key + Pumpkin Key</text:p>
          </table:table-cell>
          <table:table-cell office:value-type="string">
            <text:p>Light source + Bat Key + <text:s/>Skull Key + Pumpkin Key</text:p>
          </table:table-cell>
        </table:table-row>
        <table:table-row table:style-name="ro2">
          <table:table-cell office:value-type="string">
            <text:p>22: Abandoned Mines</text:p>
          </table:table-cell>
          <table:table-cell office:value-type="string">
            <text:p>Shaft</text:p>
          </table:table-cell>
          <table:table-cell office:value-type="string">
            <text:p>39, 2</text:p>
          </table:table-cell>
          <table:table-cell office:value-type="float" office:value="118">
            <text:p>118</text:p>
          </table:table-cell>
          <table:table-cell office:value-type="string">
            <text:p>Silver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1">
          <table:table-cell office:value-type="string">
            <text:p>23: The Shrine of Bombulus</text:p>
          </table:table-cell>
          <table:table-cell office:value-type="string">
            <text:p>Spike Pit</text:p>
          </table:table-cell>
          <table:table-cell office:value-type="string">
            <text:p>12, 3</text:p>
          </table:table-cell>
          <table:table-cell office:value-type="float" office:value="104">
            <text:p>104</text:p>
          </table:table-cell>
          <table:table-cell office:value-type="string">
            <text:p>Bombs</text:p>
          </table:table-cell>
          <table:table-cell office:value-type="string">
            <text:p>Big Gem</text:p>
          </table:table-cell>
          <table:table-cell office:value-type="string">
            <text:p>(Light source || Big Gem)</text:p>
          </table:table-cell>
        </table:table-row>
        <table:table-row table:style-name="ro1">
          <table:table-cell office:value-type="string">
            <text:p>24: A Gloomy Cavern</text:p>
          </table:table-cell>
          <table:table-cell office:value-type="string">
            <text:p>Lockpick</text:p>
          </table:table-cell>
          <table:table-cell office:value-type="string">
            <text:p>50, 44</text:p>
          </table:table-cell>
          <table:table-cell office:value-type="float" office:value="7">
            <text:p>7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North East Hiding</text:p>
          </table:table-cell>
          <table:table-cell office:value-type="string">
            <text:p>61, 2</text:p>
          </table:table-cell>
          <table:table-cell office:value-type="float" office:value="19">
            <text:p>19</text:p>
          </table:table-cell>
          <table:table-cell office:value-type="string">
            <text:p>Heart</text:p>
          </table:table-cell>
          <table:table-cell table:number-columns-repeated="2" office:value-type="string">
            <text:p>Talisman</text:p>
          </table:table-cell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Boss Reward</text:p>
          </table:table-cell>
          <table:table-cell office:value-type="string">
            <text:p>35, 34</text:p>
          </table:table-cell>
          <table:table-cell office:value-type="float" office:value="161">
            <text:p>161</text:p>
          </table:table-cell>
          <table:table-cell office:value-type="string">
            <text:p>3 way</text:p>
          </table:table-cell>
          <table:table-cell table:number-columns-repeated="2" office:value-type="string">
            <text:p>Talisman</text:p>
          </table:table-cell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Top Left</text:p>
          </table:table-cell>
          <table:table-cell office:value-type="string">
            <text:p>2, 5</text:p>
          </table:table-cell>
          <table:table-cell office:value-type="float" office:value="28">
            <text:p>28</text:p>
          </table:table-cell>
          <table:table-cell office:value-type="string">
            <text:p>Lightning</text:p>
          </table:table-cell>
          <table:table-cell office:value-type="string">
            <text:p>Light source + Silver sling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Pumpkin Door</text:p>
          </table:table-cell>
          <table:table-cell office:value-type="string">
            <text:p>6, 14</text:p>
          </table:table-cell>
          <table:table-cell office:value-type="float" office:value="36">
            <text:p>36</text:p>
          </table:table-cell>
          <table:table-cell office:value-type="string">
            <text:p>Arrow</text:p>
          </table:table-cell>
          <table:table-cell office:value-type="string">
            <text:p>Light source + Silver sling + Pumpkin Key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Grow Room</text:p>
          </table:table-cell>
          <table:table-cell office:value-type="string">
            <text:p>40, 88</text:p>
          </table:table-cell>
          <table:table-cell office:value-type="float" office:value="134">
            <text:p>134</text:p>
          </table:table-cell>
          <table:table-cell office:value-type="string">
            <text:p>Big Gem</text:p>
          </table:table-cell>
          <table:table-cell office:value-type="string">
            <text:p>Light source + Silver sling</text:p>
          </table:table-cell>
          <table:table-cell/>
        </table:table-row>
        <table:table-row table:style-name="ro2">
          <table:table-cell office:value-type="string">
            <text:p>28: Upper Creepy Cavern</text:p>
          </table:table-cell>
          <table:table-cell office:value-type="string">
            <text:p>The three hombres</text:p>
          </table:table-cell>
          <table:table-cell office:value-type="string">
            <text:p>88, 38</text:p>
          </table:table-cell>
          <table:table-cell office:value-type="float" office:value="33">
            <text:p>33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Left Vine</text:p>
          </table:table-cell>
          <table:table-cell office:value-type="string">
            <text:p>25, 39</text:p>
          </table:table-cell>
          <table:table-cell office:value-type="float" office:value="26">
            <text:p>26</text:p>
          </table:table-cell>
          <table:table-cell office:value-type="string">
            <text:p>Lightning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Right Vine</text:p>
          </table:table-cell>
          <table:table-cell office:value-type="string">
            <text:p>103, 22</text:p>
          </table:table-cell>
          <table:table-cell office:value-type="float" office:value="133">
            <text:p>133</text:p>
          </table:table-cell>
          <table:table-cell office:value-type="string">
            <text:p>Big Gem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</table:table-row>
        <table:table-row table:style-name="ro1">
          <table:table-cell office:value-type="string">
            <text:p>30: Creepy Caverns</text:p>
          </table:table-cell>
          <table:table-cell office:value-type="string">
            <text:p>Pharoh Room</text:p>
          </table:table-cell>
          <table:table-cell office:value-type="string">
            <text:p>117, 76</text:p>
          </table:table-cell>
          <table:table-cell office:value-type="float" office:value="11">
            <text:p>11</text:p>
          </table:table-cell>
          <table:table-cell office:value-type="string">
            <text:p>Heart</text:p>
          </table:table-cell>
          <table:table-cell office:value-type="string">
            <text:p>Light source + Bat Key + Big Gem</text:p>
          </table:table-cell>
          <table:table-cell office:value-type="string">
            <text:p>Light Source + Bat Key</text:p>
          </table:table-cell>
        </table:table-row>
        <table:table-row table:style-name="ro1">
          <table:table-cell office:value-type="string">
            <text:p>30: Creepy Caverns</text:p>
          </table:table-cell>
          <table:table-cell office:value-type="string">
            <text:p>Pharos</text:p>
          </table:table-cell>
          <table:table-cell office:value-type="string">
            <text:p>135, 6</text:p>
          </table:table-cell>
          <table:table-cell office:value-type="float" office:value="32">
            <text:p>32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GARGOYLE ROOM</text:p>
          </table:table-cell>
          <table:table-cell office:value-type="string">
            <text:p>84, 75</text:p>
          </table:table-cell>
          <table:table-cell office:value-type="float" office:value="45">
            <text:p>45</text:p>
          </table:table-cell>
          <table:table-cell office:value-type="string">
            <text:p>Pants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Vampire Guard</text:p>
          </table:table-cell>
          <table:table-cell office:value-type="string">
            <text:p>63,12 </text:p>
          </table:table-cell>
          <table:table-cell office:value-type="float" office:value="13">
            <text:p>13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left</text:p>
          </table:table-cell>
          <table:table-cell office:value-type="string">
            <text:p>27, 21</text:p>
          </table:table-cell>
          <table:table-cell office:value-type="float" office:value="38">
            <text:p>38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Top Right Gauntlet</text:p>
          </table:table-cell>
          <table:table-cell office:value-type="string">
            <text:p>105, 16</text:p>
          </table:table-cell>
          <table:table-cell office:value-type="float" office:value="121">
            <text:p>121</text:p>
          </table:table-cell>
          <table:table-cell office:value-type="string">
            <text:p>Vamp Statue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Closet</text:p>
          </table:table-cell>
          <table:table-cell office:value-type="string">
            <text:p>9, 92</text:p>
          </table:table-cell>
          <table:table-cell office:value-type="float" office:value="164">
            <text:p>164</text:p>
          </table:table-cell>
          <table:table-cell office:value-type="string">
            <text:p>Bat Statue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Candle Room</text:p>
          </table:table-cell>
          <table:table-cell office:value-type="string">
            <text:p>22, 37</text:p>
          </table:table-cell>
          <table:table-cell office:value-type="float" office:value="37">
            <text:p>37</text:p>
          </table:table-cell>
          <table:table-cell office:value-type="string">
            <text:p>Arrow 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Top Right Top</text:p>
          </table:table-cell>
          <table:table-cell office:value-type="string">
            <text:p>89, 22</text:p>
          </table:table-cell>
          <table:table-cell office:value-type="float" office:value="48">
            <text:p>48</text:p>
          </table:table-cell>
          <table:table-cell office:value-type="string">
            <text:p>Pants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Bottom Right Middle</text:p>
          </table:table-cell>
          <table:table-cell office:value-type="string">
            <text:p>89, 89</text:p>
          </table:table-cell>
          <table:table-cell office:value-type="float" office:value="122">
            <text:p>122</text:p>
          </table:table-cell>
          <table:table-cell office:value-type="string">
            <text:p>Vamp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</table:table-row>
        <table:table-row table:style-name="ro1">
          <table:table-cell office:value-type="string">
            <text:p>32: Castle Vampy II</text:p>
          </table:table-cell>
          <table:table-cell office:value-type="string">
            <text:p>Bat room</text:p>
          </table:table-cell>
          <table:table-cell office:value-type="string">
            <text:p>52, 106</text:p>
          </table:table-cell>
          <table:table-cell office:value-type="float" office:value="165">
            <text:p>165</text:p>
          </table:table-cell>
          <table:table-cell office:value-type="string">
            <text:p>Bat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</table:table-row>
        <table:table-row table:style-name="ro2">
          <table:table-cell office:value-type="string">
            <text:p>33: Cabin in the woods</text:p>
          </table:table-cell>
          <table:table-cell office:value-type="string">
            <text:p>Gold Skull</text:p>
          </table:table-cell>
          <table:table-cell office:value-type="string">
            <text:p>18, 6</text:p>
          </table:table-cell>
          <table:table-cell office:value-type="float" office:value="108">
            <text:p>108</text:p>
          </table:table-cell>
          <table:table-cell office:value-type="string">
            <text:p>Boomerang</text:p>
          </table:table-cell>
          <table:table-cell table:number-columns-repeated="2"/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Middle</text:p>
          </table:table-cell>
          <table:table-cell office:value-type="string">
            <text:p>63, 64</text:p>
          </table:table-cell>
          <table:table-cell office:value-type="float" office:value="9">
            <text:p>9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Behind the Pews</text:p>
          </table:table-cell>
          <table:table-cell office:value-type="string">
            <text:p>94, 33</text:p>
          </table:table-cell>
          <table:table-cell office:value-type="float" office:value="29">
            <text:p>29</text:p>
          </table:table-cell>
          <table:table-cell office:value-type="string">
            <text:p>Lightning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AMBUSH!</text:p>
          </table:table-cell>
          <table:table-cell office:value-type="string">
            <text:p>101, 110</text:p>
          </table:table-cell>
          <table:table-cell office:value-type="float" office:value="39">
            <text:p>39</text:p>
          </table:table-cell>
          <table:table-cell office:value-type="string">
            <text:p>Arrow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Halloween</text:p>
          </table:table-cell>
          <table:table-cell office:value-type="string">
            <text:p>103, 19 *********************************</text:p>
          </table:table-cell>
          <table:table-cell office:value-type="float" office:value="123">
            <text:p>123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4: Castle Vampy III</text:p>
          </table:table-cell>
          <table:table-cell office:value-type="string">
            <text:p>So many bats</text:p>
          </table:table-cell>
          <table:table-cell office:value-type="string">
            <text:p>18, 11</text:p>
          </table:table-cell>
          <table:table-cell office:value-type="float" office:value="166">
            <text:p>166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Right Path</text:p>
          </table:table-cell>
          <table:table-cell office:value-type="string">
            <text:p>94, 117</text:p>
          </table:table-cell>
          <table:table-cell office:value-type="float" office:value="14">
            <text:p>14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Left Path</text:p>
          </table:table-cell>
          <table:table-cell office:value-type="string">
            <text:p>34, 117</text:p>
          </table:table-cell>
          <table:table-cell office:value-type="float" office:value="49">
            <text:p>49</text:p>
          </table:table-cell>
          <table:table-cell office:value-type="string">
            <text:p>Pants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Ballroom Right</text:p>
          </table:table-cell>
          <table:table-cell office:value-type="string">
            <text:p>104, 68</text:p>
          </table:table-cell>
          <table:table-cell office:value-type="float" office:value="124">
            <text:p>124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Right Secret Wall</text:p>
          </table:table-cell>
          <table:table-cell office:value-type="string">
            <text:p>111, 102</text:p>
          </table:table-cell>
          <table:table-cell office:value-type="float" office:value="135">
            <text:p>135</text:p>
          </table:table-cell>
          <table:table-cell office:value-type="string">
            <text:p>Big Gem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office:value-type="string">
            <text:p>35: Castle Vampy IV</text:p>
          </table:table-cell>
          <table:table-cell office:value-type="string">
            <text:p>Ballroom Left</text:p>
          </table:table-cell>
          <table:table-cell office:value-type="string">
            <text:p>23, 68</text:p>
          </table:table-cell>
          <table:table-cell office:value-type="float" office:value="167">
            <text:p>167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</table:table-row>
        <table:table-row table:style-name="ro1">
          <table:table-cell table:style-name="ce1" office:value-type="string">
            <text:p>37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5">
            <text:p>125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 + Special Weapon</text:p>
          </table:table-cell>
          <table:table-cell office:value-type="string">
            <text:p>4 Bat Statues + Special Weapon</text:p>
          </table:table-cell>
        </table:table-row>
        <table:table-row table:style-name="ro1">
          <table:table-cell table:style-name="ce1" office:value-type="string">
            <text:p>38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6">
            <text:p>126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</table:table-row>
        <table:table-row table:style-name="ro1">
          <table:table-cell table:style-name="ce1" office:value-type="string">
            <text:p>39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7">
            <text:p>127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</table:table-row>
        <table:table-row table:style-name="ro1">
          <table:table-cell table:style-name="ce1" office:value-type="string">
            <text:p>40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8">
            <text:p>128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</table:table-row>
        <table:table-row table:style-name="ro2">
          <table:table-cell office:value-type="string">
            <text:p>42: Heart of Terror</text:p>
          </table:table-cell>
          <table:table-cell office:value-type="string">
            <text:p>Left Side</text:p>
          </table:table-cell>
          <table:table-cell office:value-type="string">
            <text:p>16, 28</text:p>
          </table:table-cell>
          <table:table-cell office:value-type="float" office:value="17">
            <text:p>17</text:p>
          </table:table-cell>
          <table:table-cell office:value-type="string">
            <text:p>Heart</text:p>
          </table:table-cell>
          <table:table-cell office:value-type="string">
            <text:p>Light source + Big Gem <text:s/>+ Bat Key + <text:s/>Skull Key + Pumpkin Key + 8 Vamp Statues</text:p>
          </table:table-cell>
          <table:table-cell office:value-type="string">
            <text:p>Bat Key + <text:s/>Skull Key + Pumpkin Key + 8 Vamp Statues</text:p>
          </table:table-cell>
        </table:table-row>
        <table:table-row table:style-name="ro1">
          <table:table-cell office:value-type="string">
            <text:p>43: A Hidey Hole</text:p>
          </table:table-cell>
          <table:table-cell office:value-type="string">
            <text:p>Bat Door</text:p>
          </table:table-cell>
          <table:table-cell office:value-type="string">
            <text:p>5, 22</text:p>
          </table:table-cell>
          <table:table-cell office:value-type="float" office:value="18">
            <text:p>18</text:p>
          </table:table-cell>
          <table:table-cell office:value-type="string">
            <text:p>Heart</text:p>
          </table:table-cell>
          <table:table-cell table:number-columns-repeated="2" office:value-type="string">
            <text:p>Bat Key</text:p>
          </table:table-cell>
        </table:table-row>
        <table:table-row table:style-name="ro1">
          <table:table-cell office:value-type="string">
            <text:p>43: A Hidey Hole</text:p>
          </table:table-cell>
          <table:table-cell office:value-type="string">
            <text:p>Rocks</text:p>
          </table:table-cell>
          <table:table-cell office:value-type="string">
            <text:p>18, 22</text:p>
          </table:table-cell>
          <table:table-cell office:value-type="float" office:value="43">
            <text:p>43</text:p>
          </table:table-cell>
          <table:table-cell office:value-type="string">
            <text:p>Pants</text:p>
          </table:table-cell>
          <table:table-cell table:number-columns-repeated="2" office:value-type="string">
            <text:p>Bombs</text:p>
          </table:table-cell>
        </table:table-row>
        <table:table-row table:style-name="ro1">
          <table:table-cell office:value-type="string">
            <text:p>45: Swampdog Lair</text:p>
          </table:table-cell>
          <table:table-cell office:value-type="string">
            <text:p>Entrance</text:p>
          </table:table-cell>
          <table:table-cell office:value-type="string">
            <text:p>55, 50</text:p>
          </table:table-cell>
          <table:table-cell office:value-type="float" office:value="93">
            <text:p>93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/>
        </table:table-row>
        <table:table-row table:style-name="ro1">
          <table:table-cell office:value-type="string">
            <text:p>45: Swampdog Lair</text:p>
          </table:table-cell>
          <table:table-cell office:value-type="string">
            <text:p>End</text:p>
          </table:table-cell>
          <table:table-cell office:value-type="string">
            <text:p>55, 36</text:p>
          </table:table-cell>
          <table:table-cell office:value-type="float" office:value="110">
            <text:p>110</text:p>
          </table:table-cell>
          <table:table-cell office:value-type="string">
            <text:p>Hot Pants</text:p>
          </table:table-cell>
          <table:table-cell office:value-type="string">
            <text:p>Light source + Fertilizer</text:p>
          </table:table-cell>
          <table:table-cell/>
        </table:table-row>
        <table:table-row table:style-name="ro2">
          <table:table-cell office:value-type="string">
            <text:p>Q: Tree Trimm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Heart</text:p>
          </table:table-cell>
          <table:table-cell table:number-columns-repeated="2"/>
        </table:table-row>
        <table:table-row table:style-name="ro2">
          <table:table-cell office:value-type="string">
            <text:p>Q: Witch Mushroom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Heart</text:p>
          </table:table-cell>
          <table:table-cell table:number-columns-repeated="2" office:value-type="string">
            <text:p>10 Mushrooms</text:p>
          </table:table-cell>
        </table:table-row>
        <table:table-row table:style-name="ro2">
          <table:table-cell office:value-type="string">
            <text:p>Q: Hairy Larry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string">
            <text:p>Pumpkin Key</text:p>
          </table:table-cell>
          <table:table-cell office:value-type="string">
            <text:p>Silver Bullets + Light source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Q: Sticky Shoes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1">
          <table:table-cell office:value-type="string">
            <text:p>Q: Scaredy Cat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string">
            <text:p>Stick</text:p>
          </table:table-cell>
          <table:table-cell table:number-columns-repeated="2" office:value-type="string">
            <text:p>Cat</text:p>
          </table:table-cell>
        </table:table-row>
        <table:table-row table:style-name="ro2">
          <table:table-cell office:value-type="string">
            <text:p>Q: Smashing Pumpkins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Fertilizer</text:p>
          </table:table-cell>
          <table:table-cell table:number-columns-repeated="2" office:value-type="string">
            <text:p>Crypts Cleansed</text:p>
          </table:table-cell>
        </table:table-row>
        <table:table-row table:style-name="ro1">
          <table:table-cell office:value-type="string">
            <text:p>Q: Ghostbusting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Ghost Potion</text:p>
          </table:table-cell>
          <table:table-cell office:value-type="string">
            <text:p>Big Gem + Daisy</text:p>
          </table:table-cell>
          <table:table-cell office:value-type="string">
            <text:p>Daisy</text:p>
          </table:table-cell>
        </table:table-row>
        <table:table-row table:style-name="ro2">
          <table:table-cell office:value-type="string">
            <text:p>Q: Zombie Stomp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string">
            <text:p>Zombie Reward</text:p>
          </table:table-cell>
          <table:table-cell table:number-columns-repeated="2" office:value-type="string">
            <text:p>Crypts Cleansed</text:p>
          </table:table-cell>
        </table:table-row>
        <table:table-row table:style-name="ro2">
          <table:table-cell office:value-type="string">
            <text:p>Q: The Collection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string">
            <text:p>Reflect</text:p>
          </table:table-cell>
          <table:table-cell table:number-columns-repeated="2" office:value-type="string">
            <text:p>8 Monster Dolls</text:p>
          </table:table-cell>
        </table:table-row>
        <table:table-row table:style-name="ro2">
          <table:table-cell office:value-type="string">
            <text:p>Q: Silver Bullet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string">
            <text:p>Silver Sling</text:p>
          </table:table-cell>
          <table:table-cell table:number-columns-repeated="2" office:value-type="string">
            <text:p>Silver Ingot + Crypts Cleansed</text:p>
          </table:table-cell>
        </table:table-row>
        <table:table-row table:style-name="ro2">
          <table:table-cell office:value-type="string">
            <text:p>Q: The Rescue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string">
            <text:p>Lantern</text:p>
          </table:table-cell>
          <table:table-cell table:number-columns-repeated="2" office:value-type="string">
            <text:p>Light Source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Rocky Cliffs</text:p>
          </table:table-cell>
          <table:table-cell office:value-type="string">
            <text:p>Big Gem</text:p>
          </table:table-cell>
          <table:table-cell table:number-columns-repeated="5"/>
        </table:table-row>
        <table:table-row table:style-name="ro2">
          <table:table-cell office:value-type="string">
            <text:p>Rocky Cliffs interior/Castle Vampy</text:p>
          </table:table-cell>
          <table:table-cell office:value-type="string">
            <text:p>Big Gem, Light source</text:p>
          </table:table-cell>
          <table:table-cell table:number-columns-repeated="5"/>
        </table:table-row>
        <table:table-row table:style-name="ro2">
          <table:table-cell office:value-type="string">
            <text:p>Under the Lake</text:p>
          </table:table-cell>
          <table:table-cell office:value-type="string">
            <text:p>Light Source + 4 orbs</text:p>
          </table:table-cell>
          <table:table-cell table:number-columns-repeated="5"/>
        </table:table-row>
        <table:table-row table:style-name="ro2">
          <table:table-cell office:value-type="string">
            <text:p>End Boss </text:p>
          </table:table-cell>
          <table:table-cell office:value-type="string">
            <text:p>CV Access + Bat Key + <text:s/>Skull Key + Pumpkin Key + 8 Vamp Statues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8" table:number-columns-repeated="5" table:default-cell-style-name="Default"/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database-ranges>
        <table:database-range table:target-range-address="Sheet1.A2:Sheet1.I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02/25/2021</text:date>, <text:time>11:1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eerens</meta:initial-creator>
    <meta:creation-date>2021-02-24T17:12:03.67</meta:creation-date>
    <dc:date>2021-02-25T11:16:02.43</dc:date>
    <dc:creator>Dave Beerens</dc:creator>
    <meta:editing-duration>PT1H4S</meta:editing-duration>
    <meta:editing-cycles>4</meta:editing-cycles>
    <meta:generator>OpenOffice/4.1.7$Win32 OpenOffice.org_project/417m1$Build-9800</meta:generator>
    <meta:document-statistic meta:table-count="3" meta:cell-count="818" meta:object-count="0"/>
  </office:meta>
</office:document-meta>
</file>